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Arial Unicode MS" svg:font-family="'Arial Unicode MS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ＭＳ ゴシック" fo:font-size="12pt" style:font-name-asian="ＭＳ ゴシック" style:font-size-asian="12pt" style:font-size-complex="12pt"/>
    </style:style>
    <style:style style:name="P2" style:family="paragraph" style:parent-style-name="Standard">
      <style:text-properties style:use-window-font-color="true" loext:opacity="0%" style:font-name="ＭＳ ゴシック" fo:font-size="15pt" style:font-name-asian="ＭＳ ゴシック" style:font-size-asian="15pt" style:font-size-complex="15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ＭＳ ゴシック" fo:font-size="15pt" style:font-name-asian="ＭＳ ゴシック" style:font-size-asian="15pt" style:font-size-complex="15pt"/>
    </style:style>
    <style:style style:name="P4" style:family="paragraph" style:parent-style-name="Horizontal_20_Line">
      <style:text-properties style:font-name="ＭＳ ゴシック" fo:font-size="15pt" style:font-name-asian="ＭＳ ゴシック" style:font-size-asian="15pt" style:font-size-complex="15pt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ＭＳ ゴシック" fo:font-size="15pt" officeooo:paragraph-rsid="0017b350" style:font-name-asian="ＭＳ ゴシック" style:font-size-asian="15pt" style:font-size-complex="15pt"/>
    </style:style>
    <style:style style:name="T1" style:family="text">
      <style:text-properties officeooo:rsid="0015aa92"/>
    </style:style>
    <style:style style:name="T2" style:family="text">
      <style:text-properties officeooo:rsid="0017b350"/>
    </style:style>
    <style:style style:name="T3" style:family="text">
      <style:text-properties style:use-window-font-color="true" loext:opacity="0%" style:font-name="ＭＳ ゴシック" fo:font-size="15pt" style:font-name-asian="ＭＳ ゴシック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オープンソースデータベース標準教科書 - PostgreSQL - <text:s/>(Ver.2.0.<text:span text:style-name="T2">1</text:span>)</text:p>
      <text:p text:style-name="P4"/>
      <text:p text:style-name="P5">20<text:span text:style-name="T2">22</text:span> 年 <text:s/><text:span text:style-name="T2">8</text:span> 月 <text:s/><text:span text:style-name="T2">9</text:span> 日 v2.0.<text:span text:style-name="T2">1</text:span> 版発行</text:p>
      <text:p text:style-name="P5">2019 年 <text:s/><text:span text:style-name="T1">3</text:span> 月 <text:s/>1 日 v2.0.0 版発行</text:p>
      <text:p text:style-name="P3">2011 年 10 月 14 日 v1.0.1 版発行</text:p>
      <text:p text:style-name="P3">2011 年 10 月 <text:s/>5 日 v1.0.0 版発行</text:p>
      <text:p text:style-name="P2"/>
      <text:p text:style-name="P2">発行所 LPI-Japan</text:p>
      <text:p text:style-name="P4"/>
      <text:p text:style-name="P2">© LPI-Jap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Arial Unicode MS" svg:font-family="'Arial Unicode MS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1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5cm" fo:page-height="17.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1-17T17:40:55.108645475</meta:creation-date>
    <dc:date>2022-08-10T08:41:32.874843176</dc:date>
    <meta:editing-duration>PT8M18S</meta:editing-duration>
    <meta:editing-cycles>2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7" meta:word-count="68" meta:character-count="178" meta:non-whitespace-character-count="138"/>
  </office:meta>
</office:document-meta>
</file>